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581EA69272A4817A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color="#ff0000" style:font-name="Roboto" fo:font-size="18pt" officeooo:rsid="001dfb0c" officeooo:paragraph-rsid="001dfb0c" fo:background-color="#ffff00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color="#ff0000" style:font-name="Roboto" fo:font-size="18pt" officeooo:rsid="001eff95" officeooo:paragraph-rsid="001eff95" fo:background-color="#ffff00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fo:color="#ff0000" style:font-name="Roboto" fo:font-size="18pt" officeooo:rsid="001eff95" officeooo:paragraph-rsid="001eff95" fo:background-color="#ffff00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fo:color="#ff0000" style:font-name="Roboto" fo:font-size="18pt" officeooo:rsid="0021aa34" officeooo:paragraph-rsid="0021aa34" fo:background-color="#ffff00" style:font-size-asian="18pt" style:font-size-complex="18pt"/>
    </style:style>
    <style:style style:name="P5" style:family="paragraph" style:parent-style-name="Text_20_body">
      <style:text-properties style:font-name="Roboto" officeooo:rsid="001dfb0c" officeooo:paragraph-rsid="001dfb0c"/>
    </style:style>
    <style:style style:name="P6" style:family="paragraph" style:parent-style-name="Title">
      <style:text-properties style:font-name="Roboto" officeooo:rsid="001dfb0c" officeooo:paragraph-rsid="001dfb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DF Viewer</text:p>
      <text:p text:style-name="P5"><text:span text:style-name="T1">This</text:span> <text:span text:style-name="T2">is</text:span> <text:span text:style-name="T3">a </text:span><text:span text:style-name="T5">test</text:span><text:span text:style-name="T4"> PDF</text:span>.</text:p>
      <text:p text:style-name="P1">This is a test PDF.</text:p>
      <text:p text:style-name="P1"/>
      <text:p text:style-name="P2"><draw:frame draw:style-name="fr1" draw:name="Image1" text:anchor-type="paragraph" svg:x="1.0575in" svg:y="0in" svg:width="6.2118in" svg:height="4.6583in" draw:z-index="0"><draw:image xlink:href="Pictures/1000000000000320000002581EA69272A4817AC9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Bottom of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e0effc" style:writing-mode="lr-tb" draw:fill="solid" draw:fill-color="#e0effc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35:19.336036087</meta:creation-date>
    <dc:date>2018-02-16T15:33:04.220563165</dc:date>
    <meta:editing-duration>PT5M25S</meta:editing-duration>
    <meta:editing-cycles>6</meta:editing-cycles>
    <meta:generator>LibreOffice/5.4.2.2$Linux_X86_64 LibreOffice_project/40m0$Build-2</meta:generator>
    <meta:document-statistic meta:table-count="0" meta:image-count="1" meta:object-count="0" meta:page-count="1" meta:paragraph-count="4" meta:word-count="15" meta:character-count="63" meta:non-whitespace-character-count="52"/>
  </office:meta>
</office:document-meta>
</file>